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65000" calcext:value-type="float">
            <text:p>5650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10000" calcext:value-type="float">
            <text:p>6100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80000" calcext:value-type="float">
            <text:p>68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5000" calcext:value-type="float">
            <text:p>7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 style:data-style-name="N2" text:time-value="13:24:44.863371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9T13:17:03.274840701</meta:creation-date>
    <dc:date>2023-03-19T13:19:35.036105303</dc:date>
    <meta:editing-duration>PT2M32S</meta:editing-duration>
    <meta:editing-cycles>1</meta:editing-cycles>
    <meta:generator>LibreOffice/6.4.7.2$Linux_X86_64 LibreOffice_project/40$Build-2</meta:generator>
    <meta:document-statistic meta:table-count="1" meta:cell-count="12" meta:object-count="0"/>
  </office:meta>
</office:document-meta>
</file>